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A0000001C8DD2E146.png"/>
  <manifest:file-entry manifest:media-type="image/png" manifest:full-path="Pictures/1000020100000153000000171509FB74.png"/>
  <manifest:file-entry manifest:media-type="image/png" manifest:full-path="Pictures/10000201000002670000001A0534AEA2.png"/>
  <manifest:file-entry manifest:media-type="image/png" manifest:full-path="Pictures/10000201000000D70000001AD2863486.png"/>
  <manifest:file-entry manifest:media-type="image/png" manifest:full-path="Pictures/100002010000028100000016A07EB194.png"/>
  <manifest:file-entry manifest:media-type="image/png" manifest:full-path="Pictures/10000201000000BB0000001B36B3BC67.png"/>
  <manifest:file-entry manifest:media-type="image/png" manifest:full-path="Pictures/10000201000001360000001AD9D60E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color="#006699" style:font-name="Calibri Light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6699" style:font-name="Calibri Light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6699" style:font-name="Calibri Light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Calibri Light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3"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L4"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2">
      <style:paragraph-properties fo:break-before="page"/>
      <style:text-properties fo:color="#006699" style:font-name="Calibri Light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'optimisation</text:p>
      <text:p text:style-name="P1"/>
      <text:p text:style-name="P1"/>
      <text:p text:style-name="P2">Table des matières</text:p>
      <text:p text:style-name="P5"/>
      <text:list xml:id="list5132188434537720770" text:style-name="L1">
        <text:list-item>
          <text:p text:style-name="P7">Langue</text:p>
        </text:list-item>
        <text:list-item>
          <text:p text:style-name="P7">Titre du site</text:p>
        </text:list-item>
        <text:list-item>
          <text:p text:style-name="P7">Balises sémantiques</text:p>
        </text:list-item>
        <text:list-item>
          <text:p text:style-name="P7">Description</text:p>
        </text:list-item>
        <text:list-item>
          <text:p text:style-name="P7">Keywords</text:p>
        </text:list-item>
        <text:list-item>
          <text:p text:style-name="P7">Images</text:p>
        </text:list-item>
        <text:list-item>
          <text:p text:style-name="P7">Textes</text:p>
        </text:list-item>
        <text:list-item>
          <text:p text:style-name="P7">Contrastes</text:p>
        </text:list-item>
        <text:list-item>
          <text:p text:style-name="P7">Spam des liens</text:p>
        </text:list-item>
        <text:list-item>
          <text:p text:style-name="P7">Google Analytics</text:p>
        </text:list-item>
        <text:list-item>
          <text:p text:style-name="P7">Balises ALT </text:p>
        </text:list-item>
        <text:list-item>
          <text:p text:style-name="P7">Attributs obsolètes</text:p>
          <text:p text:style-name="P7">Lighthouse</text:p>
          <text:p text:style-name="P7">Wave</text:p>
          <text:p text:style-name="P7">W3C</text:p>
        </text:list-item>
      </text:list>
      <text:list xml:id="list7947743840056790259" text:style-name="L2">
        <text:list-item>
          <text:p text:style-name="P11"><draw:frame draw:style-name="fr1" draw:name="images2" text:anchor-type="paragraph" svg:x="0.048cm" svg:y="4.577cm" svg:width="5.689cm" svg:height="0.688cm" draw:z-index="1"><draw:image xlink:href="Pictures/10000201000000D70000001AD2863486.png" xlink:type="simple" xlink:show="embed" xlink:actuate="onLoad"/></draw:frame>Langue</text:p>
        </text:list-item>
      </text:list>
      <text:p text:style-name="P3"/>
      <text:p text:style-name="P6">L'attribut lang de la page n'est pas défini</text:p>
      <text:p text:style-name="P4"><draw:frame draw:style-name="fr1" draw:name="images1" text:anchor-type="paragraph" svg:x="0.06cm" svg:y="0.198cm" svg:width="8.204cm" svg:height="0.688cm" draw:z-index="0"><draw:image xlink:href="Pictures/10000201000001360000001AD9D60EA2.png" xlink:type="simple" xlink:show="embed" xlink:actuate="onLoad"/></draw:frame></text:p>
      <text:p text:style-name="P6">Définir à la langue du pays, ici le français est important pour les outils d’assistance pour personnes ayant des problèmes de vue, l’information du language permet aux synthétiseurs la parole.</text:p>
      <text:p text:style-name="P6"/>
      <text:list xml:id="list3629289775286751345" text:style-name="L3">
        <text:list-item>
          <text:p text:style-name="P9">Titre du site</text:p>
        </text:list-item>
      </text:list>
      <text:p text:style-name="P8"/>
      <text:p text:style-name="P6"><draw:frame draw:style-name="fr1" draw:name="images3" text:anchor-type="paragraph" svg:x="0.074cm" svg:y="0.794cm" svg:width="4.948cm" svg:height="0.714cm" draw:z-index="2"><draw:image xlink:href="Pictures/10000201000000BB0000001B36B3BC67.png" xlink:type="simple" xlink:show="embed" xlink:actuate="onLoad"/></draw:frame>Il manque un titre à la page, ce qui est la première chose qu’on voit lors d’une recherche Google.</text:p>
      <text:p text:style-name="P6"/>
      <text:p text:style-name="P6"><draw:frame draw:style-name="fr1" draw:name="images4" text:anchor-type="paragraph" svg:x="0.072cm" svg:y="0.9cm" svg:width="16.274cm" svg:height="0.688cm" draw:z-index="3"><draw:image xlink:href="Pictures/10000201000002670000001A0534AEA2.png" xlink:type="simple" xlink:show="embed" xlink:actuate="onLoad"/></draw:frame>Je rajoute la marque du site, et les keywords de manière naturelle.</text:p>
      <text:p text:style-name="P6"/>
      <text:p text:style-name="P6"/>
      <text:list xml:id="list2297753082388643713" text:style-name="L4">
        <text:list-item>
          <text:p text:style-name="P10">Description</text:p>
        </text:list-item>
      </text:list>
      <text:p text:style-name="P8"/>
      <text:p text:style-name="P6">La description est vide, c’est un point important lors d’une recherche (apparaît en dessous du titre).</text:p>
      <text:p text:style-name="P6"/>
      <text:p text:style-name="P6"><draw:frame draw:style-name="fr1" draw:name="images5" text:anchor-type="paragraph" svg:x="0.048cm" svg:y="0cm" svg:width="8.969cm" svg:height="0.609cm" draw:z-index="4"><draw:image xlink:href="Pictures/1000020100000153000000171509FB74.png" xlink:type="simple" xlink:show="embed" xlink:actuate="onLoad"/></draw:frame></text:p>
      <text:p text:style-name="P6"><draw:frame draw:style-name="fr1" draw:name="images6" text:anchor-type="paragraph" svg:x="0.019cm" svg:y="1.217cm" svg:width="16.962cm" svg:height="0.582cm" draw:z-index="5"><draw:image xlink:href="Pictures/100002010000028100000016A07EB194.png" xlink:type="simple" xlink:show="embed" xlink:actuate="onLoad"/></draw:frame><draw:frame draw:style-name="fr1" draw:name="images7" text:anchor-type="paragraph" svg:x="0.019cm" svg:y="1.797cm" svg:width="17cm" svg:height="0.61cm" draw:z-index="6"><draw:image xlink:href="Pictures/100002010000030A0000001C8DD2E146.png" xlink:type="simple" xlink:show="embed" xlink:actuate="onLoad"/></draw:frame>Je rajoute une description qui doit bien décrire le contenu du site, pour donner envie de cliqu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17T13:47:02.68</meta:creation-date>
    <dc:date>2022-01-17T21:51:58.59</dc:date>
    <meta:editing-duration>PT7H40M46S</meta:editing-duration>
    <meta:editing-cycles>2</meta:editing-cycles>
    <meta:generator>OpenOffice/4.1.10$Win32 OpenOffice.org_project/4110m2$Build-9807</meta:generator>
    <meta:document-statistic meta:table-count="0" meta:image-count="7" meta:object-count="0" meta:page-count="2" meta:paragraph-count="26" meta:word-count="150" meta:character-count="860"/>
  </office:meta>
</office:document-meta>
</file>